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6_21-16-14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7_00-34-18_000.jpg</text:p>
          </table:table-cell>
          <table:table-cell table:style-name="ce12" office:value-type="string">
            <text:p>:PHOTO 記録 / 経過記録；作ったもの / food=焼酎漬け / material=ローズマリー：１パック,liquor=麦焼酎：？？ml,time=~,container=green-cap / type=~,other=~,id=2022-01-17_00-34-18_000.jpg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PHOTO 記録 / 経過記録；作ったもの / food=焼酎漬け / material=ローズマリー：１パック,liquor=麦焼酎：？？ml,time=~,container=green-cap / type=~,other=~,id=2022-01-17_00-34-18_000.jpg">
            <text:p>:PHOTO 記録 / 経過記録；作ったもの / food=焼酎漬け / material=ローズマリー：１パック,liquor=麦焼酎：？？ml,time=~,container=green-cap / type=~,other=~,id=2022-01-17_00-34-18_000.jp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7_02-20-29_000.jpg</text:p>
          </table:table-cell>
          <table:table-cell table:style-name="ce12" office:value-type="string">
            <text:p>:m 記録 / お酒：飲んだ量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7_02-22-27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7_02-22-3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7_07-54-00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7_12-49-4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7_15-00-50_000.jpg</text:p>
          </table:table-cell>
          <table:table-cell table:style-name="ce19" office:value-type="string">
            <text:p>:m #*# RES / JVEMV6 64#140-7.3 / 『和田村操芝居不合書控』 / w=毎夜灯明相燃～寄進として銀子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#*# RES / JVEMV6 64#140-7.3 / 『和田村操芝居不合書控』 / w=毎夜灯明相燃～寄進として銀子 / p.~ / topic=~,other=~">
            <text:p>:m #*# RES / JVEMV6 64#140-7.3 / 『和田村操芝居不合書控』 / w=毎夜灯明相燃～寄進として銀子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7_16-32-02_000.jpg</text:p>
          </table:table-cell>
          <table:table-cell table:style-name="ce19" office:value-type="string">
            <text:p><text:s/>:m 東和 PHOTO / 220114f / 雪が谷大塚駅 / 雪が谷大塚プロジェクト / １名 / ホクシン設備（合田工務店） / 日誌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東和 PHOTO / 220114f / 雪が谷大塚駅 / 雪が谷大塚プロジェクト / １名 / ホクシン設備（合田工務店） / 日誌">
            <text:p><text:s/>:m 東和 PHOTO / 220114f / 雪が谷大塚駅 / 雪が谷大塚プロジェクト / １名 / ホクシン設備（合田工務店） / 日誌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7_18-12-45_000.mp4</text:p>
          </table:table-cell>
          <table:table-cell table:style-name="ce19" office:value-type="string">
            <text:p>:VIDEO / @自室 / 記録 / jap.flute / 演奏、play / R=1 / todays-melody,genr=~,for=~,Re+,other=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VIDEO / @自室 / 記録 / jap.flute / 演奏、play / R=1 / todays-melody,genr=~,for=~,Re+,other=~;sounds:~,file-id=~">
            <text:p>:VIDEO / @自室 / 記録 / jap.flute / 演奏、play / R=1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7_18-29-42_000.mp4</text:p>
          </table:table-cell>
          <table:table-cell table:style-name="ce19" office:value-type="string">
            <text:p>:VIDEO / @自室 / 記録 / jap.flute / 演奏、play / R=2 / todays-melody,genr=~,for=~,Re+,other=~;sounds:~,file-id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2 / todays-melody,genr=~,for=~,Re+,other=~;sounds:~,file-id=~">
            <text:p>:VIDEO / @自室 / 記録 / jap.flute / 演奏、play / R=2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7_18-32-50_000.mp4</text:p>
          </table:table-cell>
          <table:table-cell table:style-name="ce19" office:value-type="string">
            <text:p>:VIDEO / @自室 / 記録 / jap.flute / 演奏、play / R=3 / todays-melody,genr=~,for=音出しの様子、記録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3 / todays-melody,genr=~,for=音出しの様子、記録,Re+,other=~;sounds:~,file-id=~">
            <text:p>:VIDEO / @自室 / 記録 / jap.flute / 演奏、play / R=3 / todays-melody,genr=~,for=音出しの様子、記録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17_18-47-41_000.mp4</text:p>
          </table:table-cell>
          <table:table-cell table:style-name="ce19" office:value-type="string">
            <text:p>:VIDEO / @自室 / 記録 / jap.flute / 演奏、play / R=3 / todays-melody,genr=お囃子,for=~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3 / todays-melody,genr=お囃子,for=~,Re+,other=~;sounds:~,file-id=~">
            <text:p>:VIDEO / @自室 / 記録 / jap.flute / 演奏、play / R=3 / todays-melody,genr=お囃子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17_18-51-08_000.mp4</text:p>
          </table:table-cell>
          <table:table-cell table:style-name="ce19" office:value-type="string">
            <text:p>:VIDEO / @自室 / 記録 / jap.flute / 演奏、play / R=4 / todays-melody,genr=お囃子,for=~,Re+,other=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4 / todays-melody,genr=お囃子,for=~,Re+,other=~;sounds:~,file-id=~">
            <text:p>:VIDEO / @自室 / 記録 / jap.flute / 演奏、play / R=4 / todays-melody,genr=お囃子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2022/01/18</text:date>, <text:time>00:48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8T00:48:17.47</dc:date>
    <dc:creator>iwabuchi ken</dc:creator>
    <meta:editing-duration>P42DT2H50M39S</meta:editing-duration>
    <meta:editing-cycles>14262</meta:editing-cycles>
    <meta:document-statistic meta:table-count="1" meta:cell-count="452" meta:object-count="0"/>
    <meta:user-defined meta:name="qrichtext">1</meta:user-defined>
  </office:meta>
</office:document-meta>
</file>